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46cm" fo:min-width="6.69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10.71cm"/>
    </style:style>
    <style:style style:name="gr4" style:family="graphic" style:parent-style-name="standard">
      <style:graphic-properties draw:textarea-horizontal-align="justify" draw:textarea-vertical-align="middle" draw:auto-grow-height="false" fo:min-height="1.766cm" fo:min-width="10.77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.4cm" svg:height="2.1cm" svg:x="6.9cm" svg:y="2.5cm">
          <text:p text:style-name="P1">Inic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6cm" svg:y1="4.6cm" svg:x2="10.6cm" svg:y2="6.5cm">
          <text:p/>
        </draw:line>
        <draw:custom-shape draw:style-name="gr3" draw:text-style-name="P1" draw:layer="layout" svg:width="17.802cm" svg:height="2.7cm" draw:transform="skewX (0.0141371669411541) rotate (0.0141371669411541) translate (1.6cm 6.552cm)">
          <text:p text:style-name="P1">Leer: Nombre, Apellido, Teléfono, Eda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6cm" svg:y1="9.2cm" svg:x2="10.6cm" svg:y2="11.7cm">
          <text:p/>
        </draw:line>
        <draw:custom-shape draw:style-name="gr4" draw:text-style-name="P1" draw:layer="layout" svg:width="17.9cm" svg:height="3.2cm" svg:x="1.7cm" svg:y="11.5cm">
          <text:p text:style-name="P1">Mostrar: Nombre, Apellido, Teléfono, Eda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4cm" svg:height="2.1cm" svg:x="6.7cm" svg:y="17cm">
          <text:p text:style-name="P1">Fi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4cm" svg:y1="14.7cm" svg:x2="10.4cm" svg:y2="1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0T14:42:44.935897484</meta:creation-date>
    <dc:date>2020-08-10T14:50:34.628373173</dc:date>
    <meta:editing-duration>PT7M53S</meta:editing-duration>
    <meta:editing-cycles>1</meta:editing-cycles>
    <meta:document-statistic meta:object-count="7"/>
    <meta:generator>LibreOffice/6.0.7.3$Linux_X86_64 LibreOffice_project/00m0$Build-3</meta:generator>
  </office:meta>
</office:document-meta>
</file>